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 loext:decorative="false"/>
    </style:style>
    <style:style style:name="gr2" style:family="graphic" style:parent-style-name="objectwithoutfill">
      <style:graphic-properties draw:stroke="solid" draw:stroke-dash="Double_20_Dash" svg:stroke-width="0.1cm" svg:stroke-color="#000000" draw:marker-start-width="0.36cm" draw:marker-end-width="0.36cm" draw:fill="none" draw:textarea-vertical-align="middle" fo:padding-top="0.175cm" fo:padding-bottom="0.175cm" fo:padding-left="0.3cm" fo:padding-right="0.3cm" loext:decorative="false"/>
    </style:style>
    <style:style style:name="gr3" style:family="graphic" style:parent-style-name="objectwithoutfill">
      <style:graphic-properties draw:stroke="solid" draw:stroke-dash="Double_20_Dash" svg:stroke-width="0.05cm" svg:stroke-color="#000000" draw:marker-start-width="0.29cm" draw:marker-end="Linienspitzen_20_4" draw:marker-end-width="0.25cm" draw:fill="none" draw:textarea-vertical-align="middle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stroke="none" svg:stroke-color="#000000" draw:fill="none" draw:fill-color="#ffffff" fo:min-height="0.475cm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>
      <style:graphic-properties loext:decorative="false"/>
    </style:style>
    <style:style style:name="gr7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8" style:family="graphic" style:parent-style-name="objectwithoutfill">
      <style:graphic-properties draw:stroke="solid" draw:stroke-dash="Double_20_Dash" svg:stroke-width="0.03cm" svg:stroke-color="#000000" draw:marker-start-width="0.26cm" draw:marker-end-width="0.26cm" draw:fill="none" draw:textarea-vertical-align="middle" fo:padding-top="0.14cm" fo:padding-bottom="0.14cm" fo:padding-left="0.265cm" fo:padding-right="0.265cm" loext:decorative="false"/>
    </style:style>
    <style:style style:name="gr9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92cm" fo:min-width="0cm" fo:padding-top="0.14cm" fo:padding-bottom="0.14cm" fo:padding-left="0.265cm" fo:padding-right="0.265cm" loext:decorative="false"/>
    </style:style>
    <style:style style:name="gr10" style:family="graphic" style:parent-style-name="objectwithoutfill">
      <style:graphic-properties svg:stroke-width="0.03cm" svg:stroke-color="#000000" draw:marker-start-width="0.25cm" draw:marker-end="Linienspitzen_20_3" draw:marker-end-width="0.1cm" draw:fill="none" draw:textarea-vertical-align="middle" fo:padding-top="0.14cm" fo:padding-bottom="0.14cm" fo:padding-left="0.265cm" fo:padding-right="0.265cm" loext:decorative="false"/>
    </style:style>
    <style:style style:name="gr11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12" style:family="graphic" style:parent-style-name="standard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252cm" fo:min-width="0.002cm" fo:padding-top="0.14cm" fo:padding-bottom="0.14cm" fo:padding-left="0.265cm" fo:padding-right="0.265cm" loext:decorative="false"/>
    </style:style>
    <style:style style:name="gr13" style:family="graphic" style:parent-style-name="objectwithoutfill">
      <style:graphic-properties svg:stroke-width="0.03cm" svg:stroke-color="#000000" draw:marker-start-width="0.25cm" draw:marker-end="Linienspitzen_20_1" draw:marker-end-width="0.2cm" draw:fill="none" draw:textarea-vertical-align="middle" fo:padding-top="0.14cm" fo:padding-bottom="0.14cm" fo:padding-left="0.265cm" fo:padding-right="0.265cm" loext:decorative="false"/>
    </style:style>
    <style:style style:name="gr14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95cm" svg:y1="5.6cm" svg:x2="4.95cm" svg:y2="1.1cm">
          <text:p/>
        </draw:line>
        <draw:line draw:style-name="gr2" draw:text-style-name="P1" draw:layer="layout" svg:x1="8.204cm" svg:y1="6.2cm" svg:x2="8.204cm" svg:y2="5cm">
          <text:p/>
        </draw:line>
        <draw:line draw:style-name="gr1" draw:text-style-name="P1" draw:layer="layout" svg:x1="8.85cm" svg:y1="4.6cm" svg:x2="8.85cm" svg:y2="1.1cm">
          <text:p/>
        </draw:line>
        <draw:line draw:style-name="gr1" draw:text-style-name="P1" draw:layer="layout" svg:x1="8.244cm" svg:y1="5.209cm" svg:x2="8.863cm" svg:y2="4.59cm">
          <text:p/>
        </draw:line>
        <draw:line draw:style-name="gr1" draw:text-style-name="P1" draw:layer="layout" svg:x1="8.85cm" svg:y1="6.61cm" svg:x2="8.85cm" svg:y2="10.31cm">
          <text:p/>
        </draw:line>
        <draw:line draw:style-name="gr3" draw:text-style-name="P1" draw:layer="layout" svg:x1="8.244cm" svg:y1="6cm" svg:x2="8.863cm" svg:y2="6.619cm">
          <text:p/>
        </draw:line>
        <draw:frame draw:style-name="gr4" draw:text-style-name="P2" draw:layer="layout" svg:width="0.749cm" svg:height="0.725cm" svg:x="8.701cm" svg:y="5.963cm">
          <draw:text-box>
            <text:p><text:span text:style-name="T1">E</text:span></text:p>
          </draw:text-box>
        </draw:frame>
        <draw:frame draw:style-name="gr4" draw:text-style-name="P2" draw:layer="layout" svg:width="0.749cm" svg:height="0.725cm" svg:x="8.701cm" svg:y="3.963cm">
          <draw:text-box>
            <text:p><text:span text:style-name="T1">C</text:span></text:p>
          </draw:text-box>
        </draw:frame>
        <draw:line draw:style-name="gr1" draw:text-style-name="P1" draw:layer="layout" svg:x1="13.34cm" svg:y1="9.41cm" svg:x2="3.34cm" svg:y2="9.41cm">
          <text:p/>
        </draw:line>
        <draw:line draw:style-name="gr1" draw:text-style-name="P1" draw:layer="layout" svg:x1="4.97cm" svg:y1="1.11cm" svg:x2="3.25cm" svg:y2="1.11cm">
          <text:p/>
        </draw:line>
        <draw:g draw:style-name="gr5">
          <svg:title>TexMaths</svg:title>
          <svg:desc>12§latex§$U_{\mathrm{BE}}$§svg§600§TRUE§</svg:desc>
          <draw:g draw:style-name="gr6">
            <draw:path draw:style-name="gr7" draw:text-style-name="P3" draw:layer="layout" svg:width="0.29cm" svg:height="0.294cm" svg:x="7.826cm" svg:y="6.441cm" svg:viewBox="0 0 291 295" svg:d="M238 44c4-18 12-30 46-31 2 0 7 0 7-8-2-2 0-5-6-5-13 0-29 1-43 1s-29-1-43-1c-3 0-7 0-7 8 0 5 3 5 7 5 24 0 29 10 29 18 0 1-2 8-2 10-12 49-25 99-38 149-14 56-62 92-104 92-29 0-52-18-52-54 0-1 0-14 5-33 14-54 27-109 41-163 3-15 5-19 35-19 10 0 14 0 14-8 0-5-5-5-6-5-11 0-42 1-54 1s-42-1-54-1c-3 0-8 0-8 8 0 5 5 5 12 5 1 0 9 0 17 1 7 0 10 2 10 6 0 3-4 21-7 30-3 13-6 25-9 37-4 17-24 96-26 103-2 12-2 19-2 25 0 52 37 80 81 80 54 0 106-46 120-103 13-49 25-98 37-148z">
              <text:p/>
            </draw:path>
            <draw:path draw:style-name="gr7" draw:text-style-name="P3" draw:layer="layout" svg:width="0.195cm" svg:height="0.2cm" svg:x="8.103cm" svg:y="6.589cm" svg:viewBox="0 0 196 201" svg:d="M0 0c0 4 0 7 0 11 2 0 4 0 6 0 23 0 24 3 24 13 0 51 0 102 0 153 0 9-1 13-24 13-2 0-4 0-6 0 0 4 0 7 0 11 42 0 83 0 125 0 40 0 71-26 71-54 0-25-26-47-62-51 29-5 53-23 53-46 0-26-30-50-72-50-38 0-77 0-115 0zM55 92c0-23 0-46 0-69 0-10 1-12 14-12 15 0 30 0 45 0 29 0 44 21 44 39 0 22-20 42-54 42-16 0-33 0-49 0zM69 190c-13 0-14-2-14-11 0-26 0-52 0-79 21 0 42 0 64 0 31 0 46 25 46 47s-19 43-51 43c-15 0-30 0-45 0z">
              <text:p/>
            </draw:path>
            <draw:path draw:style-name="gr7" draw:text-style-name="P3" draw:layer="layout" svg:width="0.197cm" svg:height="0.199cm" svg:x="8.336cm" svg:y="6.59cm" svg:viewBox="0 0 198 200" svg:d="M198 122c-4 0-7 0-10 0-8 45-14 67-69 67-16 0-32 0-47 0-13 0-14-3-14-11 0-25 0-51 0-76 9 0 19 0 29 0 30 0 35 8 35 34 3 0 7 0 10 0 0-26 0-53 0-80-3 0-7 0-10 0 0 26-5 35-35 35-10 0-20 0-29 0 0-23 0-46 0-68 0-10 1-12 14-12 15 0 29 0 44 0 48 0 58 15 63 57 3 0 6 0 9 0-3-23-5-45-8-68-60 0-120 0-180 0 0 4 0 7 0 11 2 0 5 0 7 0 23 0 23 3 23 13 0 51 0 101 0 152 0 9 0 13-23 13-2 0-5 0-7 0 0 3 0 7 0 11 62 0 123 0 185 0 4-26 8-52 13-78z">
              <text:p/>
            </draw:path>
          </draw:g>
        </draw:g>
        <draw:g draw:style-name="gr5">
          <svg:title>TexMaths</svg:title>
          <svg:desc>12§latex§$R_{\mathrm{C}}=1\,\mathrm{k\Omega}$§svg§600§TRUE§</svg:desc>
          <draw:g draw:style-name="gr6">
            <draw:path draw:style-name="gr7" draw:text-style-name="P3" draw:layer="layout" svg:width="0.299cm" svg:height="0.295cm" svg:x="9.229cm" svg:y="2.155cm" svg:viewBox="0 0 300 296" svg:d="M140 29c3-10 4-15 12-16 4 0 17 0 25 0 30 0 77 0 77 41 0 14-6 44-23 60-10 10-33 25-71 25-16 0-32 0-47 0 9-37 18-74 27-110zM201 144c42-10 93-39 93-82 0-36-39-62-94-62-40 0-80 0-120 0-8 0-12 0-12 8 0 5 4 5 12 5 6 0 9 0 16 0 7 1 12 3 12 7 0 2-1 4-2 9-19 75-38 150-57 225-3 17-5 19-38 19-7 0-11 0-11 8 0 5 5 5 6 5 11 0 41-1 53-1s42 1 53 1c3 0 8 0 8-8 0-5-4-5-11-5-15 0-27 0-27-7 0-3 0-5 1-7 9-38 18-75 27-112 17 0 34 0 51 0 38 0 45 24 45 39 0 6-3 19-6 28-2 12-6 28-6 36 0 46 51 46 55 46 36 0 51-42 51-48 0-5-4-5-5-5-4 0-5 2-5 5-11 31-29 38-38 38-15 0-17-8-17-25 0-13 2-35 4-48 1-6 2-14 2-19 0-32-29-46-40-50z">
              <text:p/>
            </draw:path>
            <draw:path draw:style-name="gr7" draw:text-style-name="P3" draw:layer="layout" svg:width="0.198cm" svg:height="0.212cm" svg:x="9.552cm" svg:y="2.297cm" svg:viewBox="0 0 199 213" svg:d="M199 8c0-4 0-8-5-8-1 0-2 0-5 4-5 7-10 15-15 22-12-12-32-26-61-26-61 0-113 48-113 107s52 106 113 106c52 0 86-39 86-75 0-3 0-5-5-5-2 0-5 0-5 3-2 48-43 66-71 66-33 0-87-19-87-95 0-79 58-96 85-96 30 0 65 19 72 70 1 4 4 4 5 4 6 0 6-2 6-8 0-23 0-46 0-69z">
              <text:p/>
            </draw:path>
            <draw:path draw:style-name="gr7" draw:text-style-name="P3" draw:layer="layout" svg:width="0.28cm" svg:height="0.097cm" svg:x="9.933cm" svg:y="2.287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7" draw:text-style-name="P3" draw:layer="layout" svg:width="0.138cm" svg:height="0.278cm" svg:x="10.392cm" svg:y="2.162cm" svg:viewBox="0 0 139 279" svg:d="M86 11c0-10 0-11-9-11-27 26-64 26-77 26 0 5 0 9 0 14 8 0 32 0 55-11 0 72 0 145 0 218 0 14-1 19-39 19-5 0-9 0-14 0 0 4 0 9 0 13 15-1 52-1 69-1s53 0 68 1c0-4 0-9 0-13-5 0-9 0-14 0-37 0-39-4-39-19 0-79 0-158 0-236z">
              <text:p/>
            </draw:path>
            <draw:path draw:style-name="gr7" draw:text-style-name="P3" draw:layer="layout" svg:width="0.203cm" svg:height="0.29cm" svg:x="10.647cm" svg:y="2.15cm" svg:viewBox="0 0 204 291" svg:d="M34 260c0 18-5 18-34 18 0 4 0 8 0 13 14 0 35-1 47-1s29 1 45 1c0-5 0-9 0-13-27 0-32 0-32-18 0-15 0-29 0-43 9-8 18-16 26-24 33 44 51 68 51 75 0 9-7 10-15 10 0 4 0 8 0 13 11 0 36-1 46-1 12 0 24 1 36 1 0-5 0-9 0-13-16 0-25 0-41-22-18-25-36-50-54-75 0-1-2-4-2-5s30-26 35-30c26-22 44-23 52-23 0-4 0-8 0-13-12 1-18 1-30 1-14 0-40 0-46-1 0 5 0 9 0 13 8 0 12 5 12 11 0 8-6 13-9 17-20 17-40 33-60 50 0-67 0-134 0-201-20 2-41 3-61 5 0 4 0 9 0 13 30 0 34 2 34 23 0 73 0 146 0 219z">
              <text:p/>
            </draw:path>
            <draw:path draw:style-name="gr7" draw:text-style-name="P3" draw:layer="layout" svg:width="0.266cm" svg:height="0.295cm" svg:x="10.876cm" svg:y="2.145cm" svg:viewBox="0 0 267 296" svg:d="M267 229c-3 0-7 0-10 0-3 10-4 20-8 30-2 7-3 10-28 10-12 0-23 0-34 0 6-24 19-44 38-71 20-30 38-59 38-93 0-58-58-105-129-105-73 0-128 48-128 105 0 34 17 63 37 93 18 27 31 47 37 71-11 0-22 0-33 0-25 0-27-3-28-10-3-10-6-21-8-30-4 0-7 0-11 0 5 22 10 44 14 67 23 0 45 0 68 0 9 0 10 0 10-9 0-30-13-66-22-93-9-24-21-58-21-89 0-67 46-95 84-95 41 0 85 30 85 95 0 31-11 64-23 98-7 17-20 56-20 84 0 9 1 9 11 9 22 0 45 0 67 0 5-23 10-45 14-67z">
              <text:p/>
            </draw:path>
          </draw:g>
        </draw:g>
        <draw:g draw:style-name="gr5">
          <svg:title>TexMaths</svg:title>
          <svg:desc>12§latex§$I_{\mathrm{B}}$§svg§600§TRUE§</svg:desc>
          <draw:g draw:style-name="gr6">
            <draw:path draw:style-name="gr7" draw:text-style-name="P3" draw:layer="layout" svg:width="0.193cm" svg:height="0.285cm" svg:x="7.429cm" svg:y="5.746cm" svg:viewBox="0 0 194 286" svg:d="M142 32c4-15 5-19 39-19 10 0 13 0 13-8 0-5-4-5-6-5-12 0-43 1-55 1-13 0-43-1-56-1-3 0-9 0-9 8 0 5 4 5 12 5 18 0 29 0 29 9 0 1 0 2-1 5-19 76-38 151-57 226-3 16-4 21-38 21-9 0-13 0-13 8 0 4 5 4 6 4 12 0 43-2 55-2 13 0 44 2 56 2 4 0 9 0 9-8 0-4-4-4-12-4-9 0-10 0-18-1-10-2-11-3-11-8 0-3 0-7 1-9 19-75 38-149 56-224z">
              <text:p/>
            </draw:path>
            <draw:path draw:style-name="gr7" draw:text-style-name="P3" draw:layer="layout" svg:width="0.195cm" svg:height="0.2cm" svg:x="7.617cm" svg:y="5.894cm" svg:viewBox="0 0 196 201" svg:d="M0 0c0 4 0 7 0 11 2 0 5 0 7 0 23 0 23 3 23 13 0 51 0 102 0 153 0 9 0 13-23 13-2 0-5 0-7 0 0 4 0 7 0 11 41 0 83 0 124 0 42 0 72-26 72-54 0-25-26-47-62-51 29-5 54-23 54-46 0-26-31-50-72-50-39 0-77 0-116 0zM56 92c0-23 0-46 0-69 0-10 0-12 15-12 14 0 28 0 43 0 28 0 44 21 44 39 0 22-19 42-54 42-16 0-32 0-48 0zM71 190c-15 0-15-2-15-11 0-26 0-52 0-79 21 0 42 0 62 0 32 0 48 25 48 47s-20 43-52 43c-15 0-29 0-43 0z">
              <text:p/>
            </draw:path>
          </draw:g>
        </draw:g>
        <draw:g draw:style-name="gr5">
          <svg:title>TexMaths</svg:title>
          <svg:desc>12§latex§$+$§svg§600§TRUE§</svg:desc>
          <draw:g draw:style-name="gr6">
            <draw:path draw:style-name="gr7" draw:text-style-name="P3" draw:layer="layout" svg:width="0.276cm" svg:height="0.277cm" svg:x="2.62cm" svg:y="1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g draw:style-name="gr6">
          <draw:line draw:style-name="gr8" draw:text-style-name="P1" draw:layer="layout" svg:x1="9.14cm" svg:y1="10.3cm" svg:x2="8.54cm" svg:y2="10.3cm">
            <text:p/>
          </draw:line>
          <draw:line draw:style-name="gr8" draw:text-style-name="P1" draw:layer="layout" svg:x1="9.04cm" svg:y1="10.4cm" svg:x2="8.64cm" svg:y2="10.4cm">
            <text:p/>
          </draw:line>
          <draw:line draw:style-name="gr8" draw:text-style-name="P1" draw:layer="layout" svg:x1="8.94cm" svg:y1="10.5cm" svg:x2="8.74cm" svg:y2="10.5cm">
            <text:p/>
          </draw:line>
        </draw:g>
        <draw:g draw:style-name="gr5">
          <svg:title>TexMaths</svg:title>
          <svg:desc>12§latex§$I_{\mathrm{C}}$§svg§600§TRUE§</svg:desc>
          <draw:g draw:style-name="gr6">
            <draw:path draw:style-name="gr7" draw:text-style-name="P3" draw:layer="layout" svg:width="0.193cm" svg:height="0.285cm" svg:x="8.217cm" svg:y="3.6cm" svg:viewBox="0 0 194 286" svg:d="M142 32c4-15 5-19 39-19 11 0 13 0 13-8 0-5-4-5-6-5-12 0-43 1-55 1-13 0-43-1-56-1-3 0-9 0-9 8 0 5 4 5 12 5 18 0 29 0 29 9 0 1 0 2-1 5-19 76-38 151-57 226-3 16-4 21-38 21-9 0-13 0-13 8 0 4 5 4 6 4 12 0 43-2 55-2 13 0 44 2 56 2 4 0 9 0 9-7 0-5-4-5-12-5-9 0-10 0-18-1-10-2-11-3-11-8 0-3 1-7 1-9 19-75 38-149 56-224z">
              <text:p/>
            </draw:path>
            <draw:path draw:style-name="gr7" draw:text-style-name="P3" draw:layer="layout" svg:width="0.198cm" svg:height="0.211cm" svg:x="8.407cm" svg:y="3.743cm" svg:viewBox="0 0 199 212" svg:d="M199 7c0-5 0-7-4-7-1 0-3 0-6 2-5 8-10 16-15 23-12-12-33-25-60-25-63 0-114 47-114 105 0 60 53 107 114 107 51 0 85-39 85-75 0-3 0-6-5-6-2 0-5 0-5 4-2 48-43 66-72 66-31 0-85-19-85-96 0-79 57-95 84-95 30 0 65 20 72 70 1 4 4 4 6 4 5 0 5-3 5-9 0-22 0-45 0-68z">
              <text:p/>
            </draw:path>
          </draw:g>
        </draw:g>
        <draw:custom-shape draw:style-name="gr9" draw:text-style-name="P4" draw:layer="layout" svg:width="0.5cm" svg:height="1.2cm" svg:x="8.6cm" svg:y="1.7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49cm" svg:height="0.725cm" svg:x="0.201cm" svg:y="0.763cm">
          <draw:text-box>
            <text:p><text:span text:style-name="T1">VCC=12 V</text:span></text:p>
          </draw:text-box>
        </draw:frame>
        <draw:line draw:style-name="gr10" draw:text-style-name="P1" draw:layer="layout" svg:x1="7.346cm" svg:y1="5.446cm" svg:x2="8.054cm" svg:y2="5.446cm">
          <text:p/>
        </draw:line>
        <draw:line draw:style-name="gr10" draw:text-style-name="P1" draw:layer="layout" svg:x1="8.71cm" svg:y1="3.54cm" svg:x2="8.71cm" svg:y2="4.248cm">
          <text:p/>
        </draw:line>
        <draw:custom-shape draw:style-name="gr9" draw:text-style-name="P4" draw:layer="layout" svg:width="0.5cm" svg:height="1.2cm" svg:x="4.7cm" svg:y="2.55cm">
          <text:p/>
          <draw:enhanced-geometry svg:viewBox="0 0 21600 21600" draw:type="rectangle" draw:enhanced-path="M 0 0 L 21600 0 21600 21600 0 21600 0 0 Z N"/>
        </draw:custom-shape>
        <draw:g draw:style-name="gr5">
          <svg:title>TexMaths</svg:title>
          <svg:desc>12§latex§$R_{V}=1\,\mathrm{M\Omega}$§svg§600§TRUE§</svg:desc>
          <draw:g draw:style-name="gr6">
            <draw:path draw:style-name="gr7" draw:text-style-name="P3" draw:layer="layout" svg:width="0.299cm" svg:height="0.295cm" svg:x="5.329cm" svg:y="3.059cm" svg:viewBox="0 0 300 296" svg:d="M140 29c3-10 4-15 12-16 4 0 17 0 25 0 30 0 77 0 77 41 0 14-7 44-23 60-10 10-33 25-72 25-15 0-31 0-46 0 9-37 18-74 27-110zM200 144c43-10 94-39 94-82 0-36-39-62-94-62-40 0-80 0-120 0-8 0-12 0-12 8 0 5 4 5 12 5 6 0 9 0 16 0 7 1 12 3 12 7 0 2-1 4-2 9-19 75-38 150-57 225-3 17-5 19-38 19-7 0-11 0-11 8 0 5 5 5 6 5 11 0 41-1 53-1s42 1 53 1c3 0 8 0 8-8 0-5-4-5-11-5-15 0-27 0-27-7 0-3 0-5 1-7 9-38 18-75 27-112 17 0 34 0 51 0 38 0 45 24 45 39 0 6-3 19-6 28-2 12-6 28-6 36 0 46 51 46 55 46 36 0 51-42 51-48 0-5-3-3-5-5-4 0-5 2-5 5-11 31-29 38-38 38-15 0-17-8-17-25 0-13 2-35 4-48 1-6 1-14 1-19 0-32-28-46-40-50z">
              <text:p/>
            </draw:path>
            <draw:path draw:style-name="gr7" draw:text-style-name="P3" draw:layer="layout" svg:width="0.23cm" svg:height="0.206cm" svg:x="5.654cm" svg:y="3.207cm" svg:viewBox="0 0 231 207" svg:d="M188 36c11-17 21-24 36-25 4 0 7 0 7-6 0-1-1-5-4-5-8 0-16 1-24 1-9 0-22-1-30-1-3 0-6 1-6 7 0 4 3 4 4 4 10 1 12 5 12 8 0 5-1 7-4 12-33 48-65 95-97 143-9-51-18-101-27-151 0-3 0-3 0-4 0-8 16-8 18-8 5 0 9 0 9-6 0-1 0-5-5-5-9 0-29 1-39 1-7 0-25-1-32-1-2 0-6 1-6 7 0 4 5 4 7 4 17 0 17 2 19 9 11 60 21 119 32 179 1 6 1 8 7 8 5 0 7-2 11-7 37-55 75-109 112-164z">
              <text:p/>
            </draw:path>
            <draw:path draw:style-name="gr7" draw:text-style-name="P3" draw:layer="layout" svg:width="0.278cm" svg:height="0.097cm" svg:x="6.064cm" svg:y="3.191cm" svg:viewBox="0 0 279 98" svg:d="M266 17c6 0 13 0 13-9 0-8-7-8-13-8-84 0-168 0-252 0-6 0-14 0-14 8 0 9 8 9 14 9 84 0 168 0 252 0zM266 98c6 0 13 0 13-8 0-9-7-9-13-9-84 0-168 0-252 0-6 0-14 0-14 9 0 8 8 8 14 8 84 0 168 0 252 0z">
              <text:p/>
            </draw:path>
            <draw:path draw:style-name="gr7" draw:text-style-name="P3" draw:layer="layout" svg:width="0.138cm" svg:height="0.278cm" svg:x="6.522cm" svg:y="3.066cm" svg:viewBox="0 0 139 279" svg:d="M86 11c0-10 0-11-9-11-27 26-64 26-77 26 0 5 0 9 0 14 8 0 34 0 55-11 0 72 0 145 0 218 0 14-1 19-38 19-5 0-10 0-15 0 0 4 0 9 0 13 16-1 52-1 69-1s54 0 68 1c0-4 0-9 0-13-4 0-9 0-13 0-38 0-40-4-40-19 0-79 0-158 0-236z">
              <text:p/>
            </draw:path>
            <draw:path draw:style-name="gr7" draw:text-style-name="P3" draw:layer="layout" svg:width="0.354cm" svg:height="0.285cm" svg:x="6.781cm" svg:y="3.059cm" svg:viewBox="0 0 355 286" svg:d="M86 10c-3-10-4-10-15-10-24 0-47 0-71 0 0 4 0 9 0 13 4 0 7 0 11 0 32 0 32 5 32 19 0 71 0 141 0 211 0 11 0 30-43 30 0 4 0 9 0 13 14 0 35-1 49-1s35 1 49 1c0-4 0-9 0-13-43 0-43-19-43-30 0-75 0-151 0-226 34 87 68 174 102 261 2 5 5 8 8 8 5 0 6-2 8-7 34-89 69-177 104-266 0 80 0 161 0 241 0 15-1 19-34 19-3 0-6 0-9 0 0 4 0 9 0 13 15-1 45-1 61-1s44 0 60 1c0-4 0-9 0-13-4 0-7 0-11 0-32 0-32-4-32-19 0-74 0-148 0-222 0-14 0-19 32-19 4 0 7 0 11 0 0-4 0-9 0-13-24 0-48 0-72 0-11 0-11 0-13 8-31 79-62 158-93 236-30-78-60-156-91-234z">
              <text:p/>
            </draw:path>
            <draw:path draw:style-name="gr7" draw:text-style-name="P3" draw:layer="layout" svg:width="0.266cm" svg:height="0.295cm" svg:x="7.17cm" svg:y="3.049cm" svg:viewBox="0 0 267 296" svg:d="M267 229c-3 0-7 0-10 0-3 10-4 20-8 30-2 7-3 10-27 10-12 0-23 0-35 0 6-24 19-44 38-71 20-30 38-59 38-93 0-58-58-105-129-105-73 0-128 48-128 105 0 34 17 63 37 93 18 27 31 47 37 71-11 0-22 0-33 0-25 0-27-3-28-10-3-10-6-21-8-30-4 0-7 0-11 0 5 22 10 44 14 67 23 0 45 0 68 0 9 0 10 0 10-9 0-30-13-66-22-93-9-24-21-58-21-89 0-67 46-95 84-95 41 0 85 30 85 95 0 31-11 64-23 98-7 17-20 56-20 84 0 9 1 9 11 9 22 0 45 0 67 0 5-23 10-45 14-67z">
              <text:p/>
            </draw:path>
          </draw:g>
        </draw:g>
        <draw:line draw:style-name="gr11" draw:text-style-name="P1" draw:layer="layout" svg:x1="4.95cm" svg:y1="5.6cm" svg:x2="8.19cm" svg:y2="5.6cm">
          <text:p/>
        </draw:line>
        <draw:g draw:style-name="gr5">
          <draw:custom-shape draw:style-name="gr12" draw:text-style-name="P5" draw:layer="layout" svg:width="0.75cm" svg:height="0.75cm" svg:x="6.157cm" svg:y="5.2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5">
            <svg:title>TexMaths</svg:title>
            <svg:desc>12§latex§$A$§svg§600§TRUE§</svg:desc>
            <draw:g draw:style-name="gr6">
              <draw:path draw:style-name="gr7" draw:text-style-name="P3" draw:layer="layout" svg:width="0.286cm" svg:height="0.299cm" svg:x="6.394cm" svg:y="5.496cm" svg:viewBox="0 0 287 300" svg:d="M61 252c-17 28-33 34-51 35-6 0-10 0-10 8 0 3 2 5 6 5 11 0 24-1 36-1 13 0 29 1 42 1 2 0 7 0 7-8 0-5-4-5-6-5-10-1-20-4-20-14 0-5 3-10 6-16 10-18 21-36 32-54 35 0 70 0 105 0 0 9 6 66 6 71 0 12-21 13-30 13-6 0-9 0-9 8 0 5 4 5 6 5 16 0 34-1 51-1 11 0 37 1 48 1 2 0 7 0 7-8 0-5-4-5-10-5-26 0-26-3-27-14-8-88-17-176-25-263-1-9-1-10-9-10-5 0-8 2-10 7-49 82-97 164-145 245zM111 190c27-46 54-92 82-139 4 47 9 93 14 139-32 0-64 0-96 0z">
                <text:p/>
              </draw:path>
            </draw:g>
          </draw:g>
        </draw:g>
        <draw:g draw:style-name="gr5">
          <svg:title>TexMaths</svg:title>
          <svg:desc>12§latex§$U_{y}$§svg§600§TRUE§</svg:desc>
          <draw:g draw:style-name="gr6">
            <draw:path draw:style-name="gr7" draw:text-style-name="P3" draw:layer="layout" svg:width="0.29cm" svg:height="0.294cm" svg:x="11.527cm" svg:y="7.745cm" svg:viewBox="0 0 291 295" svg:d="M238 44c4-16 12-30 45-31 2 0 8 0 8-8-2-2 0-5-6-5-15 0-29 1-43 1-15 0-30-1-43-1-3 0-9 0-9 8 0 5 5 5 9 5 23 0 28 10 28 18 0 1-1 8-1 10-13 50-25 99-38 149-15 56-62 92-104 92-29 0-52-18-52-54 0-1 0-14 5-33 14-54 27-108 41-163 3-14 5-19 34-19 11 0 15 0 15-8 0-5-5-5-6-5-12 0-42 1-54 1s-42-1-54-1c-3 0-7 0-7 8 0 5 4 5 11 5 1 0 9 0 16 1 8 0 11 2 11 6 0 3-5 21-7 30-3 13-6 25-9 37-4 17-23 96-26 103-2 12-2 19-2 25 0 52 38 80 81 80 54 0 106-47 120-102 12-50 25-99 37-149z">
              <text:p/>
            </draw:path>
            <draw:path draw:style-name="gr7" draw:text-style-name="P3" draw:layer="layout" svg:width="0.15cm" svg:height="0.188cm" svg:x="11.798cm" svg:y="7.965cm" svg:viewBox="0 0 151 189" svg:d="M149 18c2-4 2-4 2-6 0-6-5-10-10-10-3 0-9 2-12 8-1 2-3 10-5 16-2 9-4 17-6 25s-10 43-12 47c-12 8-13 25-35 25-21 0-21-19-21-24 0-15 7-34 16-56 3-10 5-13 5-18 0-14-12-25-28-25-30 0-43 39-43 44 0 4 4 4 5 4 5 0 5-1 6-4 7-25 19-36 31-36 5 0 7 3 7 10s-2 13-4 17c-14 36-16 46-16 59 0 5 0 20 10 29 10 7 22 9 30 9 11 0 22-4 31-14-3 17-7 29-19 43-7 10-19 20-34 20-3 0-17 0-23-10 17-2 17-15 17-17 0-8-10-10-12-10-7 0-17 6-17 19 0 15 14 26 35 26 30 0 65-23 75-60 9-37 18-74 27-111z">
              <text:p/>
            </draw:path>
          </draw:g>
        </draw:g>
        <draw:line draw:style-name="gr13" draw:text-style-name="P1" draw:layer="layout" svg:x1="4.576cm" svg:y1="3.55cm" svg:x2="5.46cm" svg:y2="2.666cm">
          <text:p/>
        </draw:line>
        <draw:g draw:style-name="gr5">
          <svg:title>TexMaths</svg:title>
          <svg:desc>12§latex§$R_{\mathrm{E}}=2\,\mathrm{\Omega}$§svg§600§TRUE§</svg:desc>
          <draw:g draw:style-name="gr6">
            <draw:path draw:style-name="gr7" draw:text-style-name="P3" draw:layer="layout" svg:width="0.3cm" svg:height="0.294cm" svg:x="9.223cm" svg:y="7.756cm" svg:viewBox="0 0 301 295" svg:d="M142 29c2-11 3-15 12-16 3 0 16 0 25 0 30 0 76 0 76 41 0 14-7 43-22 60-12 11-34 24-72 24-16 0-31 0-47 0 9-37 18-73 28-109zM202 144c43-10 93-40 93-82 0-36-38-62-93-62-40 0-80 0-120 0-9 0-12 0-12 8 0 5 3 5 10 5 2 0 10 0 17 0 7 1 11 1 11 7 0 2 0 3-1 8-19 75-38 150-57 225-4 16-4 20-38 20-7 0-12 0-12 8 0 5 4 4 6 5 12 0 43-2 54-2s41 2 53 2c3 0 8 0 8-8 0-5-3-5-12-5-15 0-26 0-26-8 0-3 0-4 1-8 9-36 18-73 28-110 16 0 33 0 50 0 37 0 46 23 46 39 0 6-4 19-6 28-4 12-8 27-8 35 0 46 51 46 57 46 36 0 50-42 50-48 0-5-3-4-5-5-3 0-5 2-6 6-9 31-29 38-38 38-13 0-17-9-17-26 0-13 2-34 5-48 1-6 1-13 1-19 0-33-28-46-39-49z">
              <text:p/>
            </draw:path>
            <draw:path draw:style-name="gr7" draw:text-style-name="P3" draw:layer="layout" svg:width="0.198cm" svg:height="0.198cm" svg:x="9.542cm" svg:y="7.905cm" svg:viewBox="0 0 199 199" svg:d="M199 122c-3 0-7 0-11 0-7 44-14 66-68 66-16 0-31 0-47 0-14 0-14-2-14-11 0-25 0-51 0-76 10 0 20 0 30 0 30 0 33 8 33 34 4 0 8 0 11 0 0-26 0-52 0-79-3 0-7 0-11 0 0 25-3 34-33 34-10 0-20 0-30 0 0-23 0-46 0-68 0-9 0-11 14-11 15 0 30 0 45 0 48 0 56 15 62 56 3 0 6 0 10 0-3-22-6-45-9-67-60 0-121 0-181 0 0 4 0 7 0 11 2 0 5 0 7 0 23 0 24 2 24 13 0 50 0 101 0 151 0 9-1 13-24 13-2 0-5 0-7 0 0 4 0 7 0 11 62 0 124 0 186 0 4-26 9-51 13-77z">
              <text:p/>
            </draw:path>
            <draw:path draw:style-name="gr7" draw:text-style-name="P3" draw:layer="layout" svg:width="0.28cm" svg:height="0.097cm" svg:x="9.914cm" svg:y="7.887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7" draw:text-style-name="P3" draw:layer="layout" svg:width="0.167cm" svg:height="0.278cm" svg:x="10.356cm" svg:y="7.763cm" svg:viewBox="0 0 168 279" svg:d="M32 247c15-15 30-29 45-43 66-59 91-82 91-124 0-46-38-80-90-80-47 0-78 38-78 75 0 24 20 24 22 24 7 0 22-6 22-22 0-11-8-22-22-22-4 0-5 0-6 0 9-27 32-43 57-43 39 0 57 35 57 68 0 34-22 67-45 94-27 30-53 59-80 89-5 4-5 5-5 16 52 0 104 0 156 0 4-24 8-49 12-73-4 0-7 0-11 0-2 12-5 31-9 37-3 4-30 4-40 4-25 0-50 0-76 0z">
              <text:p/>
            </draw:path>
            <draw:path draw:style-name="gr7" draw:text-style-name="P3" draw:layer="layout" svg:width="0.265cm" svg:height="0.295cm" svg:x="10.635cm" svg:y="7.746cm" svg:viewBox="0 0 266 296" svg:d="M266 227c-3 0-7 0-11 0-2 11-3 21-7 30-2 8-3 11-27 11-11 0-23 0-34 0 5-24 18-44 37-72s37-58 37-91c0-58-57-105-128-105-72 0-128 48-128 105 0 33 17 63 37 91 18 28 32 48 37 72-11 0-22 0-33 0-24 0-26-3-28-9-4-10-6-21-8-32-4 0-7 0-10 0 4 23 9 46 13 69 23 0 45 0 67 0 10 0 11 0 11-10 0-29-13-66-23-92-8-25-20-58-20-90 0-67 47-94 85-94 40 0 85 30 85 94 0 32-12 64-24 98-6 18-20 55-20 84 0 10 2 10 12 10 22 0 44 0 66 0 5-23 9-46 14-69z">
              <text:p/>
            </draw:path>
          </draw:g>
        </draw:g>
        <draw:custom-shape draw:style-name="gr9" draw:text-style-name="P4" draw:layer="layout" svg:width="0.5cm" svg:height="1.2cm" svg:x="8.594cm" svg:y="7.35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8.85cm" svg:y1="6.6cm" svg:x2="11.29cm" svg:y2="6.6cm">
          <text:p/>
        </draw:line>
        <draw:custom-shape draw:style-name="gr14" draw:text-style-name="P4" draw:layer="layout" svg:width="0.2cm" svg:height="0.2cm" svg:x="3.151cm" svg:y="1.01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2cm" svg:height="0.2cm" svg:x="3.151cm" svg:y="9.31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2cm" svg:height="0.2cm" svg:x="11.251cm" svg:y="6.51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0.2cm" svg:height="0.2cm" svg:x="8.751cm" svg:y="9.31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3.35cm" svg:y1="1.293cm" svg:x2="13.35cm" svg:y2="9.193cm">
          <text:p/>
        </draw:line>
        <draw:custom-shape draw:style-name="gr14" draw:text-style-name="P4" draw:layer="layout" svg:width="0.2cm" svg:height="0.2cm" svg:x="13.251cm" svg:y="9.31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1.35cm" svg:y1="6.786cm" svg:x2="11.35cm" svg:y2="9.286cm">
          <text:p/>
        </draw:line>
        <draw:g draw:style-name="gr5">
          <svg:title>TexMaths</svg:title>
          <svg:desc>12§latex§$U_{x}$§svg§600§TRUE§</svg:desc>
          <draw:g draw:style-name="gr6">
            <draw:path draw:style-name="gr7" draw:text-style-name="P3" draw:layer="layout" svg:width="0.29cm" svg:height="0.295cm" svg:x="13.527cm" svg:y="4.747cm" svg:viewBox="0 0 291 296" svg:d="M238 44c5-18 12-30 46-31 2 0 7 0 7-8-1-2 0-5-5-5-14 0-28 1-43 1-14 0-30-1-44-1-3 0-7 0-7 8 0 5 4 5 7 5 24 0 29 10 29 18 0 1 0 9-2 10-12 50-24 99-37 149-14 55-62 93-105 93-28 0-50-18-50-56 1-10 0-13 4-32 14-54 27-108 41-163 4-15 4-19 35-19 11 0 14 0 14-8 0-5-5-5-6-5-12 0-42 1-54 1s-42-1-54-1c-3 0-8 0-8 8 0 5 5 5 12 5 1 0 10 0 16 1 8 0 12 2 12 6 0 3-5 21-8 30-3 13-6 25-9 37-4 16-24 96-25 103-4 12-4 18-4 26 0 50 38 80 83 80 52 0 105-48 118-103 13-50 25-99 37-149z">
              <text:p/>
            </draw:path>
            <draw:path draw:style-name="gr7" draw:text-style-name="P3" draw:layer="layout" svg:width="0.156cm" svg:height="0.131cm" svg:x="13.8cm" svg:y="4.967cm" svg:viewBox="0 0 157 132" svg:d="M59 98c-3 10-12 25-28 25-1 0-9 0-15-3 12-4 13-15 13-17 0-6-6-11-12-11-9 0-17 7-17 18 0 15 17 22 31 22 13 0 25-9 32-21 8 16 23 21 35 21 34 0 52-37 52-45 0-4-4-4-5-4-4 0-4 2-5 4-6 21-24 36-41 36-12 0-18-7-18-19 0-7 8-33 16-67 6-23 19-30 29-30 1 0 9 0 15 5-9 2-13 11-13 16 0 7 6 10 12 10 7 0 17-4 17-18 0-15-19-20-30-20-16 0-28 10-34 20-4-12-19-20-34-20-34 0-53 36-53 44 0 4 5 4 6 4 4 0 4-1 5-5 7-23 26-36 41-36 9 0 17 6 17 21 0 4-3 20-7 29-3 14-6 28-9 41z">
              <text:p/>
            </draw:path>
          </draw:g>
        </draw:g>
        <draw:g draw:style-name="gr5">
          <svg:title>TexMaths</svg:title>
          <svg:desc>12§latex§$U_{\mathrm{HW}}$§svg§600§TRUE§</svg:desc>
          <draw:g draw:style-name="gr6">
            <draw:path draw:style-name="gr7" draw:text-style-name="P3" draw:layer="layout" svg:width="0.29cm" svg:height="0.294cm" svg:x="13.628cm" svg:y="0.95cm" svg:viewBox="0 0 291 295" svg:d="M238 44c4-18 12-30 46-31 1 0 7 0 7-8-2-2 0-5-6-5-13 0-29 1-43 1s-30-1-43-1c-3 0-7 0-7 8 0 5 3 5 7 5 24 0 29 10 29 18 0 1-2 8-2 10-12 49-25 99-38 149-14 56-62 92-104 92-29 0-52-18-52-54 0-1 0-14 5-33 14-54 27-109 41-163 3-15 5-19 35-19 10 0 14 0 14-8 0-5-5-5-6-5-12 0-42 1-54 1s-42-1-54-1c-3 0-8 0-8 8 0 5 5 5 12 5 1 0 9 0 17 1 7 0 10 2 10 6 0 3-4 21-7 30-3 13-6 25-9 37-4 17-24 96-26 104-2 11-2 18-2 24 0 52 37 80 81 80 53 0 106-46 120-103 13-49 25-98 37-148z">
              <text:p/>
            </draw:path>
            <draw:path draw:style-name="gr7" draw:text-style-name="P3" draw:layer="layout" svg:width="0.215cm" svg:height="0.2cm" svg:x="13.902cm" svg:y="1.098cm" svg:viewBox="0 0 216 201" svg:d="M184 24c0-10 2-13 24-13 3 0 5 0 8 0 0-4 0-7 0-11-16 1-34 1-45 1-10 0-30 0-44-1 0 4 0 7 0 11 2 0 5 0 7 0 22 0 23 3 23 13 0 23 0 45 0 68-33 0-66 0-98 0 0-23 0-45 0-68 0-10 0-13 22-13 3 0 5 0 8 0 0-4 0-7 0-11-15 1-34 1-45 1-10 0-28 0-44-1 0 4 0 7 0 11 2 0 5 0 7 0 23 0 24 3 24 13 0 51 0 102 0 153 0 11-1 13-24 13-2 0-5 0-7 0 0 4 0 7 0 11 16 0 34-1 44-1 11 0 30 1 45 1 0-4 0-7 0-11-3 0-5 0-8 0-22 0-22-2-22-13 0-25 0-50 0-75 32 0 65 0 98 0 0 25 0 50 0 75 0 11-1 13-23 13-2 0-5 0-7 0 0 4 0 7 0 11 14 0 34-1 44-1 11 0 29 1 45 1 0-4 0-7 0-11-3 0-5 0-8 0-22 0-24-2-24-13 0-51 0-102 0-153z">
              <text:p/>
            </draw:path>
            <draw:path draw:style-name="gr7" draw:text-style-name="P3" draw:layer="layout" svg:width="0.32cm" svg:height="0.206cm" svg:x="14.143cm" svg:y="1.098cm" svg:viewBox="0 0 321 207" svg:d="M291 30c4-10 11-19 30-19 0-4 0-7 0-11-2 1-19 1-28 1-12 0-25 0-37-1 0 4 0 7 0 11 17 1 25 7 25 15 0 1 0 1-2 5-16 45-32 91-48 136-17-47-34-95-51-143-2-4-1-3-2-5 0-8 17-8 24-8 0-4 0-7 0-11-14 1-33 1-43 1-12 0-24 0-36-1 0 4 0 7 0 11 16 0 21 1 24 5 2 2 6 13 8 20-16 44-32 88-47 131-17-47-35-94-52-142-1-5-1-5-1-6 0-8 17-8 24-8 0-4 0-7 0-11-14 1-33 1-43 1-12 0-24 0-36-1 0 4 0 7 0 11 18 0 23 0 28 11 21 59 42 118 63 178 1 6 4 7 8 7 5 0 6-3 8-7 18-50 36-100 54-150 17 50 35 100 53 150 2 4 3 7 8 7 4 0 6-3 8-7 20-57 41-114 61-170z">
              <text:p/>
            </draw:path>
          </draw:g>
        </draw:g>
        <draw:line draw:style-name="gr1" draw:text-style-name="P1" draw:layer="layout" svg:x1="13.35cm" svg:y1="1.11cm" svg:x2="8.83cm" svg:y2="1.11cm">
          <text:p/>
        </draw:line>
        <draw:custom-shape draw:style-name="gr14" draw:text-style-name="P4" draw:layer="layout" svg:width="0.2cm" svg:height="0.2cm" svg:x="13.251cm" svg:y="1.0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cm" fo:page-height="1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10-14T15:47:45.951924250</dc:date>
    <meta:editing-duration>PT23H41M47S</meta:editing-duration>
    <meta:editing-cycles>76</meta:editing-cycles>
    <meta:generator>LibreOffice/24.2.5.2$Linux_X86_64 LibreOffice_project/420$Build-2</meta:generator>
    <meta:document-statistic meta:object-count="89"/>
  </office:meta>
</office:document-meta>
</file>